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fo:line-height="200%"/>
      <style:text-properties style:font-name="Times New Roman" style:font-name-complex="Times New Roman" fo:font-weight="bold" style:font-weight-asian="bold" style:font-weight-complex="bold" fo:font-size="18pt" style:font-size-asian="18pt" style:font-size-complex="18pt"/>
    </style:style>
    <style:style style:name="P2" style:parent-style-name="Normal" style:family="paragraph">
      <style:paragraph-properties fo:text-align="justify" fo:line-height="200%"/>
      <style:text-properties style:font-name="Times New Roman" style:font-name-complex="Times New Roman"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3" style:parent-style-name="Normal" style:family="paragraph">
      <style:paragraph-properties fo:line-height="200%"/>
      <style:text-properties style:font-name="Times New Roman" style:font-name-complex="Times New Roman" fo:font-size="14pt" style:font-size-asian="14pt" style:font-size-complex="14pt"/>
    </style:style>
    <style:style style:name="P4" style:parent-style-name="Normal" style:family="paragraph">
      <style:paragraph-properties fo:line-height="200%"/>
      <style:text-properties style:font-name="Times New Roman" style:font-name-complex="Times New Roman" fo:font-size="14pt" style:font-size-asian="14pt" style:font-size-complex="14pt"/>
    </style:style>
    <style:style style:name="P5" style:parent-style-name="Normal" style:family="paragraph">
      <style:paragraph-properties fo:line-height="200%"/>
      <style:text-properties style:font-name="Times New Roman" style:font-name-complex="Times New Roman" fo:font-size="14pt" style:font-size-asian="14pt" style:font-size-complex="14pt"/>
    </style:style>
    <style:style style:name="P6" style:parent-style-name="Normal" style:family="paragraph">
      <style:paragraph-properties fo:line-height="200%"/>
      <style:text-properties style:font-name="Times New Roman" style:font-name-complex="Times New Roman" fo:font-size="14pt" style:font-size-asian="14pt" style:font-size-complex="14pt"/>
    </style:style>
    <style:style style:name="P7" style:parent-style-name="Normal" style:family="paragraph">
      <style:paragraph-properties fo:line-height="200%"/>
      <style:text-properties style:font-name="Times New Roman" style:font-name-complex="Times New Roman"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8" style:parent-style-name="ListParagraph" style:list-style-name="LFO1" style:family="paragraph">
      <style:paragraph-properties fo:line-height="200%"/>
      <style:text-properties style:font-name="Times New Roman" style:font-name-complex="Times New Roman" fo:font-size="14pt" style:font-size-asian="14pt" style:font-size-complex="14pt"/>
    </style:style>
    <style:style style:name="P9" style:parent-style-name="ListParagraph" style:list-style-name="LFO1" style:family="paragraph">
      <style:paragraph-properties fo:line-height="200%"/>
      <style:text-properties style:font-name="Times New Roman" style:font-name-complex="Times New Roman" fo:font-size="14pt" style:font-size-asian="14pt" style:font-size-complex="14pt"/>
    </style:style>
    <style:style style:name="P10" style:parent-style-name="Normal" style:family="paragraph">
      <style:paragraph-properties fo:line-height="200%"/>
      <style:text-properties style:font-name="Times New Roman" style:font-name-complex="Times New Roman" fo:font-size="14pt" style:font-size-asian="14pt" style:font-size-complex="14pt"/>
    </style:style>
  </office:automatic-styles>
  <office:body>
    <office:text text:use-soft-page-breaks="true">
      <text:p text:style-name="P1">Sunday School Cross-Out Game</text:p>
      <text:p text:style-name="P2">Descriere<text:s/></text:p>
      <text:p text:style-name="P3"><text:s text:c="7"/>Proiectul de fata se vrea a fi o aplicatie in care copiii pot aprofunda cunostintele<text:s/>obtinute pe parcursul lectiei de la Scoala Duminicala. Am folosit HTML pentru a<text:s/>stabili<text:s/>structura,<text:s/>cu ajutorul CSS-ului am definit style-ul si layout-ul iar prin intermediul JAVA SCRIPT si JSON pagina si, implicit, continutul au devenit mult mai interactive.<text:s/></text:p>
      <text:p text:style-name="P4"><text:s text:c="7"/>Copiii isi vor putea verifica cunostintele prin sublinierea afirmatiilor incorecte, cu ajutorul unui CLICK pe propozitiile gresite. La finalul testarii, butonul SCORE va crea un alert care ofera rezultatele jocului alaturi de un scurt mesaj motivational.</text:p>
      <text:p text:style-name="P5"><text:s text:c="7"/>Din partea de jos a paginii se pot selecta diferite lectii cu propozitii ce vor contine diferite afirmatii in functie de lectia studiata. Acestea vor functiona pe baza principiului prezentat mai sus.</text:p>
      <text:p text:style-name="P6">Aceasta parte a paginii va fi folosita pentru a adauga mai multe lectii pe viitor, care vor acoperi curriculumul unui an intreg.</text:p>
      <text:p text:style-name="P7">Participanti:</text:p>
      <text:list text:style-name="LFO1" text:continue-numbering="true">
        <text:list-item>
          <text:p text:style-name="P8">Voichita Maria Truscai</text:p>
        </text:list-item>
        <text:list-item>
          <text:p text:style-name="P9">Denisa Puie</text:p>
        </text:list-item>
      </text:list>
      <text:p text:style-name="P1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Wingdings"/>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Denisa Puie</meta:initial-creator>
    <dc:creator>Denisa Puie</dc:creator>
    <meta:creation-date>2024-04-08T08:04:00Z</meta:creation-date>
    <dc:date>2024-04-08T09:27:00Z</dc:date>
    <meta:template xlink:href="Normal" xlink:type="simple"/>
    <meta:editing-cycles>2</meta:editing-cycles>
    <meta:editing-duration>PT4980S</meta:editing-duration>
    <meta:document-statistic meta:page-count="2" meta:paragraph-count="2" meta:word-count="155" meta:character-count="1038" meta:row-count="7" meta:non-whitespace-character-count="885"/>
  </office:meta>
</office:document-meta>
</file>